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191.99pt"/>
    </style:style>
    <style:style style:name="co3" style:family="table-column">
      <style:table-column-properties fo:break-before="auto" style:column-width="69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386.25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374.26pt"/>
    </style:style>
    <style:style style:name="co9" style:family="table-column">
      <style:table-column-properties fo:break-before="auto" style:column-width="7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Total_20_Rev_20__26__20_Exp">
      <style:table-properties table:display="true" style:writing-mode="lr-tb"/>
    </style:style>
    <style:style style:name="ta2" style:family="table" style:master-page-name="PageStyle_5f_Revenue">
      <style:table-properties table:display="true" style:writing-mode="lr-tb"/>
    </style:style>
    <style:style style:name="ta3" style:family="table" style:master-page-name="PageStyle_5f_Recurrent_20_Expenditure">
      <style:table-properties table:display="true" style:writing-mode="lr-tb"/>
    </style:style>
    <style:style style:name="ta4" style:family="table" style:master-page-name="PageStyle_5f_Project_20_Expenditure">
      <style:table-properties table:display="true" style:writing-mode="lr-tb"/>
    </style:style>
    <number:text-style style:name="N100">
      <number:text-content/>
    </number:text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 style:data-style-name="N10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6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6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6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6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Rev &amp; Exp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2"/>
          <table:table-cell table:style-name="ce8" office:value-type="string" calcext:value-type="string">
            <text:p>Table 1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Total Revenue &amp; Expenditure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for the Fiscal Years 2003 and 2004</text:p>
          </table:table-cell>
          <table:table-cell table:style-name="ce1" table:number-columns-repeated="2"/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REVENUE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Chapter 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float" office:value="2004" calcext:value-type="float">
            <text:p>2004</text:p>
          </table:table-cell>
          <table:table-cell table:style-name="ce13" office:value-type="float" office:value="2003" calcext:value-type="float">
            <text:p>2003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 office:value-type="float" office:value="490000000" calcext:value-type="float">
            <text:p>490,000,000 </text:p>
          </table:table-cell>
          <table:table-cell table:style-name="ce14" office:value-type="float" office:value="490000000" calcext:value-type="float">
            <text:p>490,00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2-3-4-6-7</text:p>
          </table:table-cell>
          <table:table-cell office:value-type="string" calcext:value-type="string">
            <text:p>Non Oil</text:p>
          </table:table-cell>
          <table:table-cell office:value-type="float" office:value="278400000" calcext:value-type="float">
            <text:p>278,400,000 </text:p>
          </table:table-cell>
          <table:table-cell table:style-name="ce14" office:value-type="float" office:value="269400000" calcext:value-type="float">
            <text:p>269,40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Grants</text:p>
          </table:table-cell>
          <table:table-cell office:value-type="float" office:value="37600000" calcext:value-type="float">
            <text:p>37,600,000 </text:p>
          </table:table-cell>
          <table:table-cell table:style-name="ce14" office:value-type="float" office:value="37600000" calcext:value-type="float">
            <text:p>37,600,000 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Total Revenue</text:p>
          </table:table-cell>
          <table:table-cell table:style-name="ce12" office:value-type="float" office:value="806000000" calcext:value-type="float">
            <text:p>806,000,000 </text:p>
          </table:table-cell>
          <table:table-cell table:style-name="ce15" office:value-type="float" office:value="797000000" calcext:value-type="float">
            <text:p>797,000,000 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EXPENDITURE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1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hapter 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float" office:value="2004" calcext:value-type="float">
            <text:p>2004</text:p>
          </table:table-cell>
          <table:table-cell table:style-name="ce13" office:value-type="float" office:value="2003" calcext:value-type="float">
            <text:p>2003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hapter One</text:p>
          </table:table-cell>
          <table:table-cell table:formula="of:=SUMIF([$'Recurrent Expenditure'.$C$8:.$C$150];[.$C19];[$'Recurrent Expenditure'.D$8:.D$150])" office:value-type="float" office:value="528375090" calcext:value-type="float">
            <text:p>528,375,090 </text:p>
          </table:table-cell>
          <table:table-cell table:style-name="ce14" table:formula="of:=SUMIF([$'Recurrent Expenditure'.$C$8:.$C$150];[.$C19];[$'Recurrent Expenditure'.E$8:.E$150])" office:value-type="float" office:value="510438000" calcext:value-type="float">
            <text:p>510,438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2-7</text:p>
          </table:table-cell>
          <table:table-cell office:value-type="string" calcext:value-type="string">
            <text:p>Other Chapters</text:p>
          </table:table-cell>
          <table:table-cell table:formula="of:=SUM(SUMIF([$'Recurrent Expenditure'.$C$8:.$C$120];[.$C20];[$'Recurrent Expenditure'.D$8:.D$120]);SUBTOTAL(9;[$'Recurrent Expenditure'.D121:.D150]))" office:value-type="float" office:value="330283910" calcext:value-type="float">
            <text:p>330,283,910 </text:p>
          </table:table-cell>
          <table:table-cell table:style-name="ce14" table:formula="of:=SUM(SUMIF([$'Recurrent Expenditure'.$C$8:.$C$120];[.$C20];[$'Recurrent Expenditure'.E$8:.E$120]);SUBTOTAL(9;[$'Recurrent Expenditure'.E121:.E150]))" office:value-type="float" office:value="318555000" calcext:value-type="float">
            <text:p>318,555,000 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Total Recurrent Expenditure</text:p>
          </table:table-cell>
          <table:table-cell table:style-name="ce12" table:formula="of:=SUM([.D19:.D20])" office:value-type="float" office:value="858659000" calcext:value-type="float">
            <text:p>858,659,000 </text:p>
          </table:table-cell>
          <table:table-cell table:style-name="ce15" table:formula="of:=SUM([.E19:.E20])" office:value-type="float" office:value="828993000" calcext:value-type="float">
            <text:p>828,993,000 </text:p>
          </table:table-cell>
          <table:table-cell table:style-name="ce2" table:number-columns-repeated="1019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Projects</text:p>
          </table:table-cell>
          <table:table-cell table:formula="of:=[$'Project Expenditure'.D42]*1000" office:value-type="float" office:value="330000000" calcext:value-type="float">
            <text:p>330,000,000 </text:p>
          </table:table-cell>
          <table:table-cell table:style-name="ce14" table:formula="of:=[$'Project Expenditure'.E42]*1000" office:value-type="float" office:value="330000000" calcext:value-type="float">
            <text:p>330,000,000 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Total Expenditure</text:p>
          </table:table-cell>
          <table:table-cell table:style-name="ce12" table:formula="of:=SUM([.D21:.D22])" office:value-type="float" office:value="1188659000" calcext:value-type="float">
            <text:p>1,188,659,000 </text:p>
          </table:table-cell>
          <table:table-cell table:style-name="ce15" table:formula="of:=SUM([.E21:.E22])" office:value-type="float" office:value="1158993000" calcext:value-type="float">
            <text:p>1,158,993,000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Surplus/Deficit</text:p>
          </table:table-cell>
          <table:table-cell table:style-name="ce12" table:formula="of:=[.D13]-[.D23]" office:value-type="float" office:value="-382659000" calcext:value-type="float">
            <text:p>(382,659,000)</text:p>
          </table:table-cell>
          <table:table-cell table:style-name="ce15" table:formula="of:=[.E13]-[.E23]" office:value-type="float" office:value="-361993000" calcext:value-type="float">
            <text:p>(361,993,000)</text:p>
          </table:table-cell>
          <table:table-cell table:style-name="ce2"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nue" table:style-name="ta2"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1"/>
        <table:table-column table:style-name="co5" table:default-cell-style-name="ce11"/>
        <table:table-column table:style-name="co5" table:number-columns-repeated="1019" table:default-cell-style-name="ce1"/>
        <table:table-row table:style-name="ro1">
          <table:table-cell table:number-columns-repeated="2"/>
          <table:table-cell table:style-name="ce8" office:value-type="string" calcext:value-type="string">
            <text:p>Table 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Revenue by Ministri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for the Fiscal Years 2003 and 200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Ministry 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float" office:value="2004" calcext:value-type="float">
            <text:p>2004</text:p>
          </table:table-cell>
          <table:table-cell table:style-name="ce13" office:value-type="float" office:value="2003" calcext:value-type="float">
            <text:p>2003</text:p>
          </table:table-cell>
          <table:table-cell table:style-name="ce2" table:number-columns-repeated="1018"/>
          <table:table-cell/>
        </table:table-row>
        <table:table-row-group>
          <table:table-row table:style-name="ro1">
            <table:table-cell table:style-name="ce2"/>
            <table:table-cell table:style-name="ce16"/>
            <table:table-cell table:style-name="ce2" office:value-type="string" calcext:value-type="string">
              <text:p>Public Administration Sector</text:p>
            </table:table-cell>
            <table:table-cell table:style-name="ce18" table:formula="of:=SUBTOTAL(9;[.D9:.D15])" office:value-type="float" office:value="48192000" calcext:value-type="float">
              <text:p>48,192,000 </text:p>
            </table:table-cell>
            <table:table-cell table:style-name="ce19" table:formula="of:=SUBTOTAL(9;[.E9:.E15])" office:value-type="float" office:value="45582000" calcext:value-type="float">
              <text:p>45,582,000 </text:p>
            </table:table-cell>
            <table:table-cell table:number-columns-repeated="1019"/>
          </table:table-row>
          <table:table-row-group>
            <table:table-row table:style-name="ro1">
              <table:table-cell/>
              <table:table-cell table:style-name="ce17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office:value-type="float" office:value="32190000" calcext:value-type="float">
                <text:p>32,190,000 </text:p>
              </table:table-cell>
              <table:table-cell table:style-name="ce14" office:value-type="float" office:value="31480000" calcext:value-type="float">
                <text:p>31,48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office:value-type="float" office:value="250000" calcext:value-type="float">
                <text:p>250,000 </text:p>
              </table:table-cell>
              <table:table-cell table:style-name="ce14" office:value-type="float" office:value="250000" calcext:value-type="float">
                <text:p>25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15" calcext:value-type="float">
                <text:p>15</text:p>
              </table:table-cell>
              <table:table-cell office:value-type="string" calcext:value-type="string">
                <text:p>Ministry of Cabinet Affairs (Legal Affairs)</text:p>
              </table:table-cell>
              <table:table-cell office:value-type="float" office:value="32000" calcext:value-type="float">
                <text:p>32,000 </text:p>
              </table:table-cell>
              <table:table-cell table:style-name="ce14" office:value-type="float" office:value="32000" calcext:value-type="float">
                <text:p>32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office:value-type="float" office:value="1150000" calcext:value-type="float">
                <text:p>1,150,000 </text:p>
              </table:table-cell>
              <table:table-cell table:style-name="ce14" office:value-type="float" office:value="1150000" calcext:value-type="float">
                <text:p>1,15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18" calcext:value-type="float">
                <text:p>18</text:p>
              </table:table-cell>
              <table:table-cell office:value-type="string" calcext:value-type="string">
                <text:p>Ministry of Justice</text:p>
              </table:table-cell>
              <table:table-cell office:value-type="float" office:value="4536000" calcext:value-type="float">
                <text:p>4,536,000 </text:p>
              </table:table-cell>
              <table:table-cell table:style-name="ce14" office:value-type="float" office:value="4192000" calcext:value-type="float">
                <text:p>4,192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office:value-type="float" office:value="29000" calcext:value-type="float">
                <text:p>29,000 </text:p>
              </table:table-cell>
              <table:table-cell table:style-name="ce14" office:value-type="float" office:value="28000" calcext:value-type="float">
                <text:p>28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ereau</text:p>
              </table:table-cell>
              <table:table-cell office:value-type="float" office:value="10005000" calcext:value-type="float">
                <text:p>10,005,000 </text:p>
              </table:table-cell>
              <table:table-cell table:style-name="ce14" office:value-type="float" office:value="8450000" calcext:value-type="float">
                <text:p>8,450,000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16"/>
            <table:table-cell table:style-name="ce2" office:value-type="string" calcext:value-type="string">
              <text:p>Social Services Sector</text:p>
            </table:table-cell>
            <table:table-cell table:style-name="ce18" table:formula="of:=SUBTOTAL(9;[.D17:.D20])" office:value-type="float" office:value="26065000" calcext:value-type="float">
              <text:p>26,065,000 </text:p>
            </table:table-cell>
            <table:table-cell table:style-name="ce19" table:formula="of:=SUBTOTAL(9;[.E17:.E20])" office:value-type="float" office:value="25775000" calcext:value-type="float">
              <text:p>25,775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17" office:value-type="float" office:value="20" calcext:value-type="float">
                <text:p>20</text:p>
              </table:table-cell>
              <table:table-cell office:value-type="string" calcext:value-type="string">
                <text:p>Ministry of Infromation</text:p>
              </table:table-cell>
              <table:table-cell office:value-type="float" office:value="5700000" calcext:value-type="float">
                <text:p>5,700,000 </text:p>
              </table:table-cell>
              <table:table-cell table:style-name="ce14" office:value-type="float" office:value="5400000" calcext:value-type="float">
                <text:p>5,4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office:value-type="float" office:value="100000" calcext:value-type="float">
                <text:p>100,000 </text:p>
              </table:table-cell>
              <table:table-cell table:style-name="ce14" office:value-type="float" office:value="110000" calcext:value-type="float">
                <text:p>11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office:value-type="float" office:value="5765000" calcext:value-type="float">
                <text:p>5,765,000 </text:p>
              </table:table-cell>
              <table:table-cell table:style-name="ce14" office:value-type="float" office:value="5765000" calcext:value-type="float">
                <text:p>5,765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24" calcext:value-type="float">
                <text:p>24</text:p>
              </table:table-cell>
              <table:table-cell office:value-type="string" calcext:value-type="string">
                <text:p>Ministry of Labour &amp; Social Affairs</text:p>
              </table:table-cell>
              <table:table-cell office:value-type="float" office:value="14500000" calcext:value-type="float">
                <text:p>14,500,000 </text:p>
              </table:table-cell>
              <table:table-cell table:style-name="ce14" office:value-type="float" office:value="14500000" calcext:value-type="float">
                <text:p>14,500,000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16"/>
            <table:table-cell table:style-name="ce2" office:value-type="string" calcext:value-type="string">
              <text:p>Economic Services Sector</text:p>
            </table:table-cell>
            <table:table-cell table:style-name="ce18" table:formula="of:=SUBTOTAL(9;[.D22:.D26])" office:value-type="float" office:value="580693000" calcext:value-type="float">
              <text:p>580,693,000 </text:p>
            </table:table-cell>
            <table:table-cell table:style-name="ce19" table:formula="of:=SUBTOTAL(9;[.E22:.E26])" office:value-type="float" office:value="578808000" calcext:value-type="float">
              <text:p>578,808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17" office:value-type="float" office:value="34" calcext:value-type="float">
                <text:p>34</text:p>
              </table:table-cell>
              <table:table-cell office:value-type="string" calcext:value-type="string">
                <text:p>Ministry of Commerce</text:p>
              </table:table-cell>
              <table:table-cell office:value-type="float" office:value="12840000" calcext:value-type="float">
                <text:p>12,840,000 </text:p>
              </table:table-cell>
              <table:table-cell table:style-name="ce14" office:value-type="float" office:value="12360000" calcext:value-type="float">
                <text:p>12,36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56" calcext:value-type="float">
                <text:p>56</text:p>
              </table:table-cell>
              <table:table-cell office:value-type="string" calcext:value-type="string">
                <text:p>Ministry of Industry</text:p>
              </table:table-cell>
              <table:table-cell office:value-type="float" office:value="1980000" calcext:value-type="float">
                <text:p>1,980,000 </text:p>
              </table:table-cell>
              <table:table-cell table:style-name="ce14" office:value-type="float" office:value="1980000" calcext:value-type="float">
                <text:p>1,98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51" calcext:value-type="float">
                <text:p>51</text:p>
              </table:table-cell>
              <table:table-cell office:value-type="string" calcext:value-type="string">
                <text:p>Ministry of Oil</text:p>
              </table:table-cell>
              <table:table-cell office:value-type="float" office:value="492300000" calcext:value-type="float">
                <text:p>492,300,000 </text:p>
              </table:table-cell>
              <table:table-cell table:style-name="ce14" office:value-type="float" office:value="492300000" calcext:value-type="float">
                <text:p>492,3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81" calcext:value-type="float">
                <text:p>81</text:p>
              </table:table-cell>
              <table:table-cell office:value-type="string" calcext:value-type="string">
                <text:p>Ministry of Finance &amp; National Economy</text:p>
              </table:table-cell>
              <table:table-cell office:value-type="float" office:value="73465000" calcext:value-type="float">
                <text:p>73,465,000 </text:p>
              </table:table-cell>
              <table:table-cell table:style-name="ce14" office:value-type="float" office:value="72060000" calcext:value-type="float">
                <text:p>72,06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82" calcext:value-type="float">
                <text:p>82</text:p>
              </table:table-cell>
              <table:table-cell office:value-type="string" calcext:value-type="string">
                <text:p>Central Stores Directorate</text:p>
              </table:table-cell>
              <table:table-cell office:value-type="float" office:value="108000" calcext:value-type="float">
                <text:p>108,000 </text:p>
              </table:table-cell>
              <table:table-cell table:style-name="ce14" office:value-type="float" office:value="108000" calcext:value-type="float">
                <text:p>108,000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16"/>
            <table:table-cell table:style-name="ce2" office:value-type="string" calcext:value-type="string">
              <text:p>Infrastructure Sector</text:p>
            </table:table-cell>
            <table:table-cell table:style-name="ce18" table:formula="of:=SUBTOTAL(9;[.D28:.D32])" office:value-type="float" office:value="150693000" calcext:value-type="float">
              <text:p>150,693,000 </text:p>
            </table:table-cell>
            <table:table-cell table:style-name="ce19" table:formula="of:=SUBTOTAL(9;[.E28:.E32])" office:value-type="float" office:value="146506000" calcext:value-type="float">
              <text:p>146,506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17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office:value-type="float" office:value="263000" calcext:value-type="float">
                <text:p>263,000 </text:p>
              </table:table-cell>
              <table:table-cell table:style-name="ce14" office:value-type="float" office:value="266000" calcext:value-type="float">
                <text:p>266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office:value-type="float" office:value="65800000" calcext:value-type="float">
                <text:p>65,800,000 </text:p>
              </table:table-cell>
              <table:table-cell table:style-name="ce14" office:value-type="float" office:value="63600000" calcext:value-type="float">
                <text:p>63,6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office:value-type="float" office:value="4600000" calcext:value-type="float">
                <text:p>4,600,000 </text:p>
              </table:table-cell>
              <table:table-cell table:style-name="ce14" office:value-type="float" office:value="4880000" calcext:value-type="float">
                <text:p>4,88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office:value-type="float" office:value="14350000" calcext:value-type="float">
                <text:p>14,350,000 </text:p>
              </table:table-cell>
              <table:table-cell table:style-name="ce14" office:value-type="float" office:value="13900000" calcext:value-type="float">
                <text:p>13,9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83" calcext:value-type="float">
                <text:p>83</text:p>
              </table:table-cell>
              <table:table-cell office:value-type="string" calcext:value-type="string">
                <text:p>Customs &amp; Ports Affairs</text:p>
              </table:table-cell>
              <table:table-cell office:value-type="float" office:value="65680000" calcext:value-type="float">
                <text:p>65,680,000 </text:p>
              </table:table-cell>
              <table:table-cell table:style-name="ce14" office:value-type="float" office:value="63860000" calcext:value-type="float">
                <text:p>63,860,000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16"/>
            <table:table-cell table:style-name="ce2" office:value-type="string" calcext:value-type="string">
              <text:p>Miscellaneous Budget</text:p>
            </table:table-cell>
            <table:table-cell table:style-name="ce18" table:formula="of:=SUBTOTAL(9;[.D34:.D35])" office:value-type="float" office:value="357000" calcext:value-type="float">
              <text:p>357,000 </text:p>
            </table:table-cell>
            <table:table-cell table:style-name="ce19" table:formula="of:=SUBTOTAL(9;[.E34:.E35])" office:value-type="float" office:value="329000" calcext:value-type="float">
              <text:p>329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17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&amp; Agriculture Affairs (Agriculture Affairs)</text:p>
              </table:table-cell>
              <table:table-cell office:value-type="float" office:value="227000" calcext:value-type="float">
                <text:p>227,000 </text:p>
              </table:table-cell>
              <table:table-cell table:style-name="ce14" office:value-type="float" office:value="209000" calcext:value-type="float">
                <text:p>209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17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 Enviroment And Wildlife</text:p>
              </table:table-cell>
              <table:table-cell office:value-type="float" office:value="130000" calcext:value-type="float">
                <text:p>130,000 </text:p>
              </table:table-cell>
              <table:table-cell table:style-name="ce14" office:value-type="float" office:value="120000" calcext:value-type="float">
                <text:p>120,000 </text:p>
              </table:table-cell>
              <table:table-cell table:number-columns-repeated="1019"/>
            </table:table-row>
          </table:table-row-group>
        </table:table-row-group>
        <table:table-row table:style-name="ro1">
          <table:table-cell table:style-name="ce2"/>
          <table:table-cell table:style-name="ce4"/>
          <table:table-cell table:style-name="ce9" office:value-type="string" calcext:value-type="string">
            <text:p>Total Revenue</text:p>
          </table:table-cell>
          <table:table-cell table:style-name="ce12" table:formula="of:=SUBTOTAL(9;[.D8:.D35])" office:value-type="float" office:value="806000000" calcext:value-type="float">
            <text:p>806,000,000 </text:p>
          </table:table-cell>
          <table:table-cell table:style-name="ce15" table:formula="of:=SUBTOTAL(9;[.E8:.E35])" office:value-type="float" office:value="797000000" calcext:value-type="float">
            <text:p>797,000,000 </text:p>
          </table:table-cell>
          <table:table-cell/>
          <table:table-cell table:style-name="ce2" table:number-columns-repeated="1017"/>
          <table:table-cell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rrent Expenditure" table:style-name="ta3">
        <table:table-column table:style-name="co5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2" table:default-cell-style-name="ce11"/>
        <table:table-column table:style-name="co5" table:number-columns-repeated="1019" table:default-cell-style-name="ce1"/>
        <table:table-row table:style-name="ro1">
          <table:table-cell table:number-columns-repeated="2"/>
          <table:table-cell table:style-name="ce8" office:value-type="string" calcext:value-type="string">
            <text:p>Table 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Recurrent Expenditure by Ministri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for the Fiscal Years 2003 and 200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Ministry 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float" office:value="2004" calcext:value-type="float">
            <text:p>2004</text:p>
          </table:table-cell>
          <table:table-cell table:style-name="ce13" office:value-type="float" office:value="2003" calcext:value-type="float">
            <text:p>2003</text:p>
          </table:table-cell>
          <table:table-cell table:number-columns-repeated="1019"/>
        </table:table-row>
        <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Public Administration Sector</text:p>
            </table:table-cell>
            <table:table-cell table:style-name="ce18" table:formula="of:=SUBTOTAL(9;[.D9:.D44])" office:value-type="float" office:value="326751000" calcext:value-type="float">
              <text:p>326,751,000 </text:p>
            </table:table-cell>
            <table:table-cell table:style-name="ce19" table:formula="of:=SUBTOTAL(9;[.E9:.E44])" office:value-type="float" office:value="320815000" calcext:value-type="float">
              <text:p>320,815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11" calcext:value-type="float">
                <text:p>11</text:p>
              </table:table-cell>
              <table:table-cell office:value-type="string" calcext:value-type="string">
                <text:p>Prime Minister's Court</text:p>
              </table:table-cell>
              <table:table-cell table:formula="of:=SUBTOTAL(9;[.D10:.D11])" office:value-type="float" office:value="2548000" calcext:value-type="float">
                <text:p>2,548,000 </text:p>
              </table:table-cell>
              <table:table-cell table:style-name="ce14" table:formula="of:=SUBTOTAL(9;[.E10:.E11])" office:value-type="float" office:value="2547000" calcext:value-type="float">
                <text:p>2,547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2168000" calcext:value-type="float">
                  <text:p>2,168,000 </text:p>
                </table:table-cell>
                <table:table-cell table:style-name="ce14" office:value-type="float" office:value="2152000" calcext:value-type="float">
                  <text:p>2,152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380000" calcext:value-type="float">
                  <text:p>380,000 </text:p>
                </table:table-cell>
                <table:table-cell table:style-name="ce14" office:value-type="float" office:value="395000" calcext:value-type="float">
                  <text:p>395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12" calcext:value-type="float">
                <text:p>12</text:p>
              </table:table-cell>
              <table:table-cell office:value-type="string" calcext:value-type="string">
                <text:p>Ministry of Defence</text:p>
              </table:table-cell>
              <table:table-cell table:formula="of:=SUBTOTAL(9;[.D13:.D14])" office:value-type="float" office:value="171045000" calcext:value-type="float">
                <text:p>171,045,000 </text:p>
              </table:table-cell>
              <table:table-cell table:style-name="ce14" table:formula="of:=SUBTOTAL(9;[.E13:.E14])" office:value-type="float" office:value="169210000" calcext:value-type="float">
                <text:p>169,21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25170090" calcext:value-type="float">
                  <text:p>125,170,090 </text:p>
                </table:table-cell>
                <table:table-cell table:style-name="ce14" office:value-type="float" office:value="120679000" calcext:value-type="float">
                  <text:p>120,679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45874910" calcext:value-type="float">
                  <text:p>45,874,910 </text:p>
                </table:table-cell>
                <table:table-cell table:style-name="ce14" office:value-type="float" office:value="48531000" calcext:value-type="float">
                  <text:p>48,531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50" calcext:value-type="float">
                <text:p>50</text:p>
              </table:table-cell>
              <table:table-cell office:value-type="string" calcext:value-type="string">
                <text:p>National Guard</text:p>
              </table:table-cell>
              <table:table-cell table:formula="of:=SUBTOTAL(9;[.D16:.D17])" office:value-type="float" office:value="9498000" calcext:value-type="float">
                <text:p>9,498,000 </text:p>
              </table:table-cell>
              <table:table-cell table:style-name="ce14" table:formula="of:=SUBTOTAL(9;[.E16:.E17])" office:value-type="float" office:value="8803000" calcext:value-type="float">
                <text:p>8,803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8127000" calcext:value-type="float">
                  <text:p>8,127,000 </text:p>
                </table:table-cell>
                <table:table-cell table:style-name="ce14" office:value-type="float" office:value="7432000" calcext:value-type="float">
                  <text:p>7,432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371000" calcext:value-type="float">
                  <text:p>1,371,000 </text:p>
                </table:table-cell>
                <table:table-cell table:style-name="ce14" office:value-type="float" office:value="1371000" calcext:value-type="float">
                  <text:p>1,371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table:formula="of:=SUBTOTAL(9;[.D19:.D20])" office:value-type="float" office:value="112382000" calcext:value-type="float">
                <text:p>112,382,000 </text:p>
              </table:table-cell>
              <table:table-cell table:style-name="ce14" table:formula="of:=SUBTOTAL(9;[.E19:.E20])" office:value-type="float" office:value="110003000" calcext:value-type="float">
                <text:p>110,003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99172000" calcext:value-type="float">
                  <text:p>99,172,000 </text:p>
                </table:table-cell>
                <table:table-cell table:style-name="ce14" office:value-type="float" office:value="96793000" calcext:value-type="float">
                  <text:p>96,793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3210000" calcext:value-type="float">
                  <text:p>13,210,000 </text:p>
                </table:table-cell>
                <table:table-cell table:style-name="ce14" office:value-type="float" office:value="13210000" calcext:value-type="float">
                  <text:p>13,210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71" calcext:value-type="float">
                <text:p>71</text:p>
              </table:table-cell>
              <table:table-cell office:value-type="string" calcext:value-type="string">
                <text:p>Ministry of Cabinet Affairs</text:p>
              </table:table-cell>
              <table:table-cell table:formula="of:=SUBTOTAL(9;[.D22:.D23])" office:value-type="float" office:value="1200000" calcext:value-type="float">
                <text:p>1,200,000 </text:p>
              </table:table-cell>
              <table:table-cell table:style-name="ce14" table:formula="of:=SUBTOTAL(9;[.E22:.E23])" office:value-type="float" office:value="1150000" calcext:value-type="float">
                <text:p>1,15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823000" calcext:value-type="float">
                  <text:p>823,000 </text:p>
                </table:table-cell>
                <table:table-cell table:style-name="ce14" office:value-type="float" office:value="806000" calcext:value-type="float">
                  <text:p>806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377000" calcext:value-type="float">
                  <text:p>377,000 </text:p>
                </table:table-cell>
                <table:table-cell table:style-name="ce14" office:value-type="float" office:value="344000" calcext:value-type="float">
                  <text:p>344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72" calcext:value-type="float">
                <text:p>72</text:p>
              </table:table-cell>
              <table:table-cell office:value-type="string" calcext:value-type="string">
                <text:p>Civil Services Bureau</text:p>
              </table:table-cell>
              <table:table-cell table:formula="of:=SUBTOTAL(9;[.D25:.D26])" office:value-type="float" office:value="3231000" calcext:value-type="float">
                <text:p>3,231,000 </text:p>
              </table:table-cell>
              <table:table-cell table:style-name="ce14" table:formula="of:=SUBTOTAL(9;[.E25:.E26])" office:value-type="float" office:value="3152000" calcext:value-type="float">
                <text:p>3,152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2613000" calcext:value-type="float">
                  <text:p>2,613,000 </text:p>
                </table:table-cell>
                <table:table-cell table:style-name="ce14" office:value-type="float" office:value="2568000" calcext:value-type="float">
                  <text:p>2,568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618000" calcext:value-type="float">
                  <text:p>618,000 </text:p>
                </table:table-cell>
                <table:table-cell table:style-name="ce14" office:value-type="float" office:value="584000" calcext:value-type="float">
                  <text:p>584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table:formula="of:=SUBTOTAL(9;[.D28:.D29])" office:value-type="float" office:value="3564000" calcext:value-type="float">
                <text:p>3,564,000 </text:p>
              </table:table-cell>
              <table:table-cell table:style-name="ce14" table:formula="of:=SUBTOTAL(9;[.E28:.E29])" office:value-type="float" office:value="3524000" calcext:value-type="float">
                <text:p>3,524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2910000" calcext:value-type="float">
                  <text:p>2,910,000 </text:p>
                </table:table-cell>
                <table:table-cell table:style-name="ce14" office:value-type="float" office:value="2836000" calcext:value-type="float">
                  <text:p>2,836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654000" calcext:value-type="float">
                  <text:p>654,000 </text:p>
                </table:table-cell>
                <table:table-cell table:style-name="ce14" office:value-type="float" office:value="688000" calcext:value-type="float">
                  <text:p>688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15" calcext:value-type="float">
                <text:p>15</text:p>
              </table:table-cell>
              <table:table-cell office:value-type="string" calcext:value-type="string">
                <text:p>Ministry of Cabinet Affair (Legal Affairs)</text:p>
              </table:table-cell>
              <table:table-cell table:formula="of:=SUBTOTAL(9;[.D31:.D32])" office:value-type="float" office:value="665000" calcext:value-type="float">
                <text:p>665,000 </text:p>
              </table:table-cell>
              <table:table-cell table:style-name="ce14" table:formula="of:=SUBTOTAL(9;[.E31:.E32])" office:value-type="float" office:value="660000" calcext:value-type="float">
                <text:p>66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514000" calcext:value-type="float">
                  <text:p>514,000 </text:p>
                </table:table-cell>
                <table:table-cell table:style-name="ce14" office:value-type="float" office:value="509000" calcext:value-type="float">
                  <text:p>509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51000" calcext:value-type="float">
                  <text:p>151,000 </text:p>
                </table:table-cell>
                <table:table-cell table:style-name="ce14" office:value-type="float" office:value="151000" calcext:value-type="float">
                  <text:p>151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table:formula="of:=SUBTOTAL(9;[.D34:.D35])" office:value-type="float" office:value="12315000" calcext:value-type="float">
                <text:p>12,315,000 </text:p>
              </table:table-cell>
              <table:table-cell table:style-name="ce14" table:formula="of:=SUBTOTAL(9;[.E34:.E35])" office:value-type="float" office:value="12409000" calcext:value-type="float">
                <text:p>12,409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7781000" calcext:value-type="float">
                  <text:p>7,781,000 </text:p>
                </table:table-cell>
                <table:table-cell table:style-name="ce14" office:value-type="float" office:value="7707000" calcext:value-type="float">
                  <text:p>7,707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4534000" calcext:value-type="float">
                  <text:p>4,534,000 </text:p>
                </table:table-cell>
                <table:table-cell table:style-name="ce14" office:value-type="float" office:value="4702000" calcext:value-type="float">
                  <text:p>4,702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18" calcext:value-type="float">
                <text:p>18</text:p>
              </table:table-cell>
              <table:table-cell office:value-type="string" calcext:value-type="string">
                <text:p>Ministry of Justice</text:p>
              </table:table-cell>
              <table:table-cell table:formula="of:=SUBTOTAL(9;[.D37:.D38])" office:value-type="float" office:value="7445000" calcext:value-type="float">
                <text:p>7,445,000 </text:p>
              </table:table-cell>
              <table:table-cell table:style-name="ce14" table:formula="of:=SUBTOTAL(9;[.E37:.E38])" office:value-type="float" office:value="6346000" calcext:value-type="float">
                <text:p>6,346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5433000" calcext:value-type="float">
                  <text:p>5,433,000 </text:p>
                </table:table-cell>
                <table:table-cell table:style-name="ce14" office:value-type="float" office:value="5008000" calcext:value-type="float">
                  <text:p>5,008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2012000" calcext:value-type="float">
                  <text:p>2,012,000 </text:p>
                </table:table-cell>
                <table:table-cell table:style-name="ce14" office:value-type="float" office:value="1338000" calcext:value-type="float">
                  <text:p>1,338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table:formula="of:=SUBTOTAL(9;[.D40:.D41])" office:value-type="float" office:value="1313000" calcext:value-type="float">
                <text:p>1,313,000 </text:p>
              </table:table-cell>
              <table:table-cell table:style-name="ce14" table:formula="of:=SUBTOTAL(9;[.E40:.E41])" office:value-type="float" office:value="1511000" calcext:value-type="float">
                <text:p>1,511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693000" calcext:value-type="float">
                  <text:p>693,000 </text:p>
                </table:table-cell>
                <table:table-cell table:style-name="ce14" office:value-type="float" office:value="673000" calcext:value-type="float">
                  <text:p>673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620000" calcext:value-type="float">
                  <text:p>620,000 </text:p>
                </table:table-cell>
                <table:table-cell table:style-name="ce14" office:value-type="float" office:value="838000" calcext:value-type="float">
                  <text:p>838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ereau</text:p>
              </table:table-cell>
              <table:table-cell table:formula="of:=SUBTOTAL(9;[.D43:.D44])" office:value-type="float" office:value="1545000" calcext:value-type="float">
                <text:p>1,545,000 </text:p>
              </table:table-cell>
              <table:table-cell table:style-name="ce14" table:formula="of:=SUBTOTAL(9;[.E43:.E44])" office:value-type="float" office:value="1500000" calcext:value-type="float">
                <text:p>1,5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245000" calcext:value-type="float">
                  <text:p>1,245,000 </text:p>
                </table:table-cell>
                <table:table-cell table:style-name="ce14" office:value-type="float" office:value="1195000" calcext:value-type="float">
                  <text:p>1,195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300000" calcext:value-type="float">
                  <text:p>300,000 </text:p>
                </table:table-cell>
                <table:table-cell table:style-name="ce14" office:value-type="float" office:value="305000" calcext:value-type="float">
                  <text:p>305,000 </text:p>
                </table:table-cell>
                <table:table-cell table:number-columns-repeated="1019"/>
              </table:table-row>
            </table:table-row-group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Social Services Sector</text:p>
            </table:table-cell>
            <table:table-cell table:style-name="ce18" table:formula="of:=SUBTOTAL(9;[.D46:.D63])" office:value-type="float" office:value="232611000" calcext:value-type="float">
              <text:p>232,611,000 </text:p>
            </table:table-cell>
            <table:table-cell table:style-name="ce19" table:formula="of:=SUBTOTAL(9;[.E46:.E63])" office:value-type="float" office:value="224694000" calcext:value-type="float">
              <text:p>224,694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20" calcext:value-type="float">
                <text:p>20</text:p>
              </table:table-cell>
              <table:table-cell office:value-type="string" calcext:value-type="string">
                <text:p>Ministry of Infromation</text:p>
              </table:table-cell>
              <table:table-cell table:formula="of:=SUBTOTAL(9;[.D47:.D48])" office:value-type="float" office:value="8400000" calcext:value-type="float">
                <text:p>8,400,000 </text:p>
              </table:table-cell>
              <table:table-cell table:style-name="ce14" table:formula="of:=SUBTOTAL(9;[.E47:.E48])" office:value-type="float" office:value="8000000" calcext:value-type="float">
                <text:p>8,0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4236000" calcext:value-type="float">
                  <text:p>4,236,000 </text:p>
                </table:table-cell>
                <table:table-cell table:style-name="ce14" office:value-type="float" office:value="4017000" calcext:value-type="float">
                  <text:p>4,017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4164000" calcext:value-type="float">
                  <text:p>4,164,000 </text:p>
                </table:table-cell>
                <table:table-cell table:style-name="ce14" office:value-type="float" office:value="3983000" calcext:value-type="float">
                  <text:p>3,983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table:formula="of:=SUBTOTAL(9;[.D50:.D51])" office:value-type="float" office:value="125411000" calcext:value-type="float">
                <text:p>125,411,000 </text:p>
              </table:table-cell>
              <table:table-cell table:style-name="ce14" table:formula="of:=SUBTOTAL(9;[.E50:.E51])" office:value-type="float" office:value="121197000" calcext:value-type="float">
                <text:p>121,197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06753000" calcext:value-type="float">
                  <text:p>106,753,000 </text:p>
                </table:table-cell>
                <table:table-cell table:style-name="ce14" office:value-type="float" office:value="102490000" calcext:value-type="float">
                  <text:p>102,49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8658000" calcext:value-type="float">
                  <text:p>18,658,000 </text:p>
                </table:table-cell>
                <table:table-cell table:style-name="ce14" office:value-type="float" office:value="18707000" calcext:value-type="float">
                  <text:p>18,707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string" calcext:value-type="string">
                <text:p>21 80</text:p>
              </table:table-cell>
              <table:table-cell office:value-type="string" calcext:value-type="string">
                <text:p>Education Development Programme</text:p>
              </table:table-cell>
              <table:table-cell table:formula="of:=SUBTOTAL(9;[.D53:.D54])" office:value-type="float" office:value="1500000" calcext:value-type="float">
                <text:p>1,500,000 </text:p>
              </table:table-cell>
              <table:table-cell table:style-name="ce14" table:formula="of:=SUBTOTAL(9;[.E53:.E54])" office:value-type="float" office:value="1500000" calcext:value-type="float">
                <text:p>1,5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260000" calcext:value-type="float">
                  <text:p>260,000 </text:p>
                </table:table-cell>
                <table:table-cell table:style-name="ce14" office:value-type="float" office:value="260000" calcext:value-type="float">
                  <text:p>26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240000" calcext:value-type="float">
                  <text:p>1,240,000 </text:p>
                </table:table-cell>
                <table:table-cell table:style-name="ce14" office:value-type="float" office:value="1240000" calcext:value-type="float">
                  <text:p>1,240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table:formula="of:=SUBTOTAL(9;[.D56:.D57])" office:value-type="float" office:value="78621000" calcext:value-type="float">
                <text:p>78,621,000 </text:p>
              </table:table-cell>
              <table:table-cell table:style-name="ce14" table:formula="of:=SUBTOTAL(9;[.E56:.E57])" office:value-type="float" office:value="75588000" calcext:value-type="float">
                <text:p>75,588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58721000" calcext:value-type="float">
                  <text:p>58,721,000 </text:p>
                </table:table-cell>
                <table:table-cell table:style-name="ce14" office:value-type="float" office:value="55641000" calcext:value-type="float">
                  <text:p>55,641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9900000" calcext:value-type="float">
                  <text:p>19,900,000 </text:p>
                </table:table-cell>
                <table:table-cell table:style-name="ce14" office:value-type="float" office:value="19947000" calcext:value-type="float">
                  <text:p>19,947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24" calcext:value-type="float">
                <text:p>24</text:p>
              </table:table-cell>
              <table:table-cell office:value-type="string" calcext:value-type="string">
                <text:p>Ministry of Labour &amp; Social Affairs</text:p>
              </table:table-cell>
              <table:table-cell table:formula="of:=SUBTOTAL(9;[.D59:.D60])" office:value-type="float" office:value="11185000" calcext:value-type="float">
                <text:p>11,185,000 </text:p>
              </table:table-cell>
              <table:table-cell table:style-name="ce14" table:formula="of:=SUBTOTAL(9;[.E59:.E60])" office:value-type="float" office:value="10963000" calcext:value-type="float">
                <text:p>10,963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4941000" calcext:value-type="float">
                  <text:p>4,941,000 </text:p>
                </table:table-cell>
                <table:table-cell table:style-name="ce14" office:value-type="float" office:value="4827000" calcext:value-type="float">
                  <text:p>4,827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6244000" calcext:value-type="float">
                  <text:p>6,244,000 </text:p>
                </table:table-cell>
                <table:table-cell table:style-name="ce14" office:value-type="float" office:value="6136000" calcext:value-type="float">
                  <text:p>6,136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26" calcext:value-type="float">
                <text:p>26</text:p>
              </table:table-cell>
              <table:table-cell office:value-type="string" calcext:value-type="string">
                <text:p>General Organization for Youth &amp; Sports</text:p>
              </table:table-cell>
              <table:table-cell table:formula="of:=SUBTOTAL(9;[.D62:.D63])" office:value-type="float" office:value="7494000" calcext:value-type="float">
                <text:p>7,494,000 </text:p>
              </table:table-cell>
              <table:table-cell table:style-name="ce14" table:formula="of:=SUBTOTAL(9;[.E62:.E63])" office:value-type="float" office:value="7446000" calcext:value-type="float">
                <text:p>7,446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2235000" calcext:value-type="float">
                  <text:p>2,235,000 </text:p>
                </table:table-cell>
                <table:table-cell table:style-name="ce14" office:value-type="float" office:value="2204000" calcext:value-type="float">
                  <text:p>2,204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5259000" calcext:value-type="float">
                  <text:p>5,259,000 </text:p>
                </table:table-cell>
                <table:table-cell table:style-name="ce14" office:value-type="float" office:value="5242000" calcext:value-type="float">
                  <text:p>5,242,000 </text:p>
                </table:table-cell>
                <table:table-cell table:number-columns-repeated="1019"/>
              </table:table-row>
            </table:table-row-group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Economic Services Sector</text:p>
            </table:table-cell>
            <table:table-cell table:style-name="ce18" table:formula="of:=SUBTOTAL(9;[.D65:.D79])" office:value-type="float" office:value="15527000" calcext:value-type="float">
              <text:p>15,527,000 </text:p>
            </table:table-cell>
            <table:table-cell table:style-name="ce19" table:formula="of:=SUBTOTAL(9;[.E65:.E79])" office:value-type="float" office:value="15026000" calcext:value-type="float">
              <text:p>15,026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34" calcext:value-type="float">
                <text:p>34</text:p>
              </table:table-cell>
              <table:table-cell office:value-type="string" calcext:value-type="string">
                <text:p>Ministry of Commerce</text:p>
              </table:table-cell>
              <table:table-cell table:formula="of:=SUBTOTAL(9;[.D66:.D67])" office:value-type="float" office:value="4091000" calcext:value-type="float">
                <text:p>4,091,000 </text:p>
              </table:table-cell>
              <table:table-cell table:style-name="ce14" table:formula="of:=SUBTOTAL(9;[.E66:.E67])" office:value-type="float" office:value="4000000" calcext:value-type="float">
                <text:p>4,0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2876000" calcext:value-type="float">
                  <text:p>2,876,000 </text:p>
                </table:table-cell>
                <table:table-cell table:style-name="ce14" office:value-type="float" office:value="2712000" calcext:value-type="float">
                  <text:p>2,712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215000" calcext:value-type="float">
                  <text:p>1,215,000 </text:p>
                </table:table-cell>
                <table:table-cell table:style-name="ce14" office:value-type="float" office:value="1288000" calcext:value-type="float">
                  <text:p>1,288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56" calcext:value-type="float">
                <text:p>56</text:p>
              </table:table-cell>
              <table:table-cell office:value-type="string" calcext:value-type="string">
                <text:p>Ministry of Industry</text:p>
              </table:table-cell>
              <table:table-cell table:formula="of:=SUBTOTAL(9;[.D69:.D70])" office:value-type="float" office:value="1114000" calcext:value-type="float">
                <text:p>1,114,000 </text:p>
              </table:table-cell>
              <table:table-cell table:style-name="ce14" table:formula="of:=SUBTOTAL(9;[.E69:.E70])" office:value-type="float" office:value="1098000" calcext:value-type="float">
                <text:p>1,098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668000" calcext:value-type="float">
                  <text:p>668,000 </text:p>
                </table:table-cell>
                <table:table-cell table:style-name="ce14" office:value-type="float" office:value="652000" calcext:value-type="float">
                  <text:p>652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446000" calcext:value-type="float">
                  <text:p>446,000 </text:p>
                </table:table-cell>
                <table:table-cell table:style-name="ce14" office:value-type="float" office:value="446000" calcext:value-type="float">
                  <text:p>446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51" calcext:value-type="float">
                <text:p>51</text:p>
              </table:table-cell>
              <table:table-cell office:value-type="string" calcext:value-type="string">
                <text:p>Ministry of Oil</text:p>
              </table:table-cell>
              <table:table-cell table:formula="of:=SUBTOTAL(9;[.D72:.D73])" office:value-type="float" office:value="1680000" calcext:value-type="float">
                <text:p>1,680,000 </text:p>
              </table:table-cell>
              <table:table-cell table:style-name="ce14" table:formula="of:=SUBTOTAL(9;[.E72:.E73])" office:value-type="float" office:value="1600000" calcext:value-type="float">
                <text:p>1,6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146000" calcext:value-type="float">
                  <text:p>1,146,000 </text:p>
                </table:table-cell>
                <table:table-cell table:style-name="ce14" office:value-type="float" office:value="1119000" calcext:value-type="float">
                  <text:p>1,119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534000" calcext:value-type="float">
                  <text:p>534,000 </text:p>
                </table:table-cell>
                <table:table-cell table:style-name="ce14" office:value-type="float" office:value="481000" calcext:value-type="float">
                  <text:p>481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81" calcext:value-type="float">
                <text:p>81</text:p>
              </table:table-cell>
              <table:table-cell office:value-type="string" calcext:value-type="string">
                <text:p>Ministry of Finance &amp; National Economy</text:p>
              </table:table-cell>
              <table:table-cell table:formula="of:=SUBTOTAL(9;[.D75:.D76])" office:value-type="float" office:value="6673000" calcext:value-type="float">
                <text:p>6,673,000 </text:p>
              </table:table-cell>
              <table:table-cell table:style-name="ce14" table:formula="of:=SUBTOTAL(9;[.E75:.E76])" office:value-type="float" office:value="6400000" calcext:value-type="float">
                <text:p>6,4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4541000" calcext:value-type="float">
                  <text:p>4,541,000 </text:p>
                </table:table-cell>
                <table:table-cell table:style-name="ce14" office:value-type="float" office:value="4442000" calcext:value-type="float">
                  <text:p>4,442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2132000" calcext:value-type="float">
                  <text:p>2,132,000 </text:p>
                </table:table-cell>
                <table:table-cell table:style-name="ce14" office:value-type="float" office:value="1958000" calcext:value-type="float">
                  <text:p>1,958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82" calcext:value-type="float">
                <text:p>82</text:p>
              </table:table-cell>
              <table:table-cell office:value-type="string" calcext:value-type="string">
                <text:p>Central Stores Directorate</text:p>
              </table:table-cell>
              <table:table-cell table:formula="of:=SUBTOTAL(9;[.D78:.D79])" office:value-type="float" office:value="1969000" calcext:value-type="float">
                <text:p>1,969,000 </text:p>
              </table:table-cell>
              <table:table-cell table:style-name="ce14" table:formula="of:=SUBTOTAL(9;[.E78:.E79])" office:value-type="float" office:value="1928000" calcext:value-type="float">
                <text:p>1,928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775000" calcext:value-type="float">
                  <text:p>1,775,000 </text:p>
                </table:table-cell>
                <table:table-cell table:style-name="ce14" office:value-type="float" office:value="1735000" calcext:value-type="float">
                  <text:p>1,735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94000" calcext:value-type="float">
                  <text:p>194,000 </text:p>
                </table:table-cell>
                <table:table-cell table:style-name="ce14" office:value-type="float" office:value="193000" calcext:value-type="float">
                  <text:p>193,000 </text:p>
                </table:table-cell>
                <table:table-cell table:number-columns-repeated="1019"/>
              </table:table-row>
            </table:table-row-group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Infrastructure Sector</text:p>
            </table:table-cell>
            <table:table-cell table:style-name="ce18" table:formula="of:=SUBTOTAL(9;[.D81:.D95])" office:value-type="float" office:value="110181000" calcext:value-type="float">
              <text:p>110,181,000 </text:p>
            </table:table-cell>
            <table:table-cell table:style-name="ce19" table:formula="of:=SUBTOTAL(9;[.E81:.E95])" office:value-type="float" office:value="107215000" calcext:value-type="float">
              <text:p>107,215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table:formula="of:=SUBTOTAL(9;[.D82:.D83])" office:value-type="float" office:value="20742000" calcext:value-type="float">
                <text:p>20,742,000 </text:p>
              </table:table-cell>
              <table:table-cell table:style-name="ce14" table:formula="of:=SUBTOTAL(9;[.E82:.E83])" office:value-type="float" office:value="20434000" calcext:value-type="float">
                <text:p>20,434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7465000" calcext:value-type="float">
                  <text:p>17,465,000 </text:p>
                </table:table-cell>
                <table:table-cell table:style-name="ce14" office:value-type="float" office:value="17039000" calcext:value-type="float">
                  <text:p>17,039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3277000" calcext:value-type="float">
                  <text:p>3,277,000 </text:p>
                </table:table-cell>
                <table:table-cell table:style-name="ce14" office:value-type="float" office:value="3395000" calcext:value-type="float">
                  <text:p>3,395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table:formula="of:=SUBTOTAL(9;[.D85:.D86])" office:value-type="float" office:value="51795000" calcext:value-type="float">
                <text:p>51,795,000 </text:p>
              </table:table-cell>
              <table:table-cell table:style-name="ce14" table:formula="of:=SUBTOTAL(9;[.E85:.E86])" office:value-type="float" office:value="49931000" calcext:value-type="float">
                <text:p>49,931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30243000" calcext:value-type="float">
                  <text:p>30,243,000 </text:p>
                </table:table-cell>
                <table:table-cell table:style-name="ce14" office:value-type="float" office:value="29825000" calcext:value-type="float">
                  <text:p>29,825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21552000" calcext:value-type="float">
                  <text:p>21,552,000 </text:p>
                </table:table-cell>
                <table:table-cell table:style-name="ce14" office:value-type="float" office:value="20106000" calcext:value-type="float">
                  <text:p>20,106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table:formula="of:=SUBTOTAL(9;[.D88:.D89])" office:value-type="float" office:value="8400000" calcext:value-type="float">
                <text:p>8,400,000 </text:p>
              </table:table-cell>
              <table:table-cell table:style-name="ce14" table:formula="of:=SUBTOTAL(9;[.E88:.E89])" office:value-type="float" office:value="8000000" calcext:value-type="float">
                <text:p>8,0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6035000" calcext:value-type="float">
                  <text:p>6,035,000 </text:p>
                </table:table-cell>
                <table:table-cell table:style-name="ce14" office:value-type="float" office:value="5895000" calcext:value-type="float">
                  <text:p>5,895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2365000" calcext:value-type="float">
                  <text:p>2,365,000 </text:p>
                </table:table-cell>
                <table:table-cell table:style-name="ce14" office:value-type="float" office:value="2105000" calcext:value-type="float">
                  <text:p>2,105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table:formula="of:=SUBTOTAL(9;[.D91:.D92])" office:value-type="float" office:value="12330000" calcext:value-type="float">
                <text:p>12,330,000 </text:p>
              </table:table-cell>
              <table:table-cell table:style-name="ce14" table:formula="of:=SUBTOTAL(9;[.E91:.E92])" office:value-type="float" office:value="12233000" calcext:value-type="float">
                <text:p>12,233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7107000" calcext:value-type="float">
                  <text:p>7,107,000 </text:p>
                </table:table-cell>
                <table:table-cell table:style-name="ce14" office:value-type="float" office:value="6959000" calcext:value-type="float">
                  <text:p>6,959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5223000" calcext:value-type="float">
                  <text:p>5,223,000 </text:p>
                </table:table-cell>
                <table:table-cell table:style-name="ce14" office:value-type="float" office:value="5274000" calcext:value-type="float">
                  <text:p>5,274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83" calcext:value-type="float">
                <text:p>83</text:p>
              </table:table-cell>
              <table:table-cell office:value-type="string" calcext:value-type="string">
                <text:p>Customs &amp; Ports Affairs</text:p>
              </table:table-cell>
              <table:table-cell table:formula="of:=SUBTOTAL(9;[.D94:.D95])" office:value-type="float" office:value="16914000" calcext:value-type="float">
                <text:p>16,914,000 </text:p>
              </table:table-cell>
              <table:table-cell table:style-name="ce14" table:formula="of:=SUBTOTAL(9;[.E94:.E95])" office:value-type="float" office:value="16617000" calcext:value-type="float">
                <text:p>16,617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3801000" calcext:value-type="float">
                  <text:p>13,801,000 </text:p>
                </table:table-cell>
                <table:table-cell table:style-name="ce14" office:value-type="float" office:value="13471000" calcext:value-type="float">
                  <text:p>13,471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3113000" calcext:value-type="float">
                  <text:p>3,113,000 </text:p>
                </table:table-cell>
                <table:table-cell table:style-name="ce14" office:value-type="float" office:value="3146000" calcext:value-type="float">
                  <text:p>3,146,000 </text:p>
                </table:table-cell>
                <table:table-cell table:number-columns-repeated="1019"/>
              </table:table-row>
            </table:table-row-group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Miscellaneous Budget</text:p>
            </table:table-cell>
            <table:table-cell table:style-name="ce18" table:formula="of:=SUBTOTAL(9;[.D97:.D120])" office:value-type="float" office:value="13425000" calcext:value-type="float">
              <text:p>13,425,000 </text:p>
            </table:table-cell>
            <table:table-cell table:style-name="ce19" table:formula="of:=SUBTOTAL(9;[.E97:.E120])" office:value-type="float" office:value="13274000" calcext:value-type="float">
              <text:p>13,274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19" calcext:value-type="float">
                <text:p>19</text:p>
              </table:table-cell>
              <table:table-cell office:value-type="string" calcext:value-type="string">
                <text:p>Supreme Council for Oil</text:p>
              </table:table-cell>
              <table:table-cell table:formula="of:=SUBTOTAL(9;[.D98:.D99])" office:value-type="float" office:value="146000" calcext:value-type="float">
                <text:p>146,000 </text:p>
              </table:table-cell>
              <table:table-cell table:style-name="ce14" table:formula="of:=SUBTOTAL(9;[.E98:.E99])" office:value-type="float" office:value="140000" calcext:value-type="float">
                <text:p>14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10000" calcext:value-type="float">
                  <text:p>110,000 </text:p>
                </table:table-cell>
                <table:table-cell table:style-name="ce14" office:value-type="float" office:value="98000" calcext:value-type="float">
                  <text:p>98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36000" calcext:value-type="float">
                  <text:p>36,000 </text:p>
                </table:table-cell>
                <table:table-cell table:style-name="ce14" office:value-type="float" office:value="42000" calcext:value-type="float">
                  <text:p>42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28" calcext:value-type="float">
                <text:p>28</text:p>
              </table:table-cell>
              <table:table-cell office:value-type="string" calcext:value-type="string">
                <text:p>Equestrian &amp; Horse Racing Club</text:p>
              </table:table-cell>
              <table:table-cell table:formula="of:=SUBTOTAL(9;[.D101:.D102])" office:value-type="float" office:value="866000" calcext:value-type="float">
                <text:p>866,000 </text:p>
              </table:table-cell>
              <table:table-cell table:style-name="ce14" table:formula="of:=SUBTOTAL(9;[.E101:.E102])" office:value-type="float" office:value="855000" calcext:value-type="float">
                <text:p>855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481000" calcext:value-type="float">
                  <text:p>481,000 </text:p>
                </table:table-cell>
                <table:table-cell table:style-name="ce14" office:value-type="float" office:value="470000" calcext:value-type="float">
                  <text:p>47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385000" calcext:value-type="float">
                  <text:p>385,000 </text:p>
                </table:table-cell>
                <table:table-cell table:style-name="ce14" office:value-type="float" office:value="385000" calcext:value-type="float">
                  <text:p>385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 Enviroment And Wildlife</text:p>
              </table:table-cell>
              <table:table-cell table:formula="of:=SUBTOTAL(9;[.D104:.D105])" office:value-type="float" office:value="2150000" calcext:value-type="float">
                <text:p>2,150,000 </text:p>
              </table:table-cell>
              <table:table-cell table:style-name="ce14" table:formula="of:=SUBTOTAL(9;[.E104:.E105])" office:value-type="float" office:value="2100000" calcext:value-type="float">
                <text:p>2,100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686000" calcext:value-type="float">
                  <text:p>1,686,000 </text:p>
                </table:table-cell>
                <table:table-cell table:style-name="ce14" office:value-type="float" office:value="1650000" calcext:value-type="float">
                  <text:p>1,65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464000" calcext:value-type="float">
                  <text:p>464,000 </text:p>
                </table:table-cell>
                <table:table-cell table:style-name="ce14" office:value-type="float" office:value="450000" calcext:value-type="float">
                  <text:p>450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43" calcext:value-type="float">
                <text:p>43</text:p>
              </table:table-cell>
              <table:table-cell office:value-type="string" calcext:value-type="string">
                <text:p>Mohd Bin Khalifa Al Khalifa Cardiac Center</text:p>
              </table:table-cell>
              <table:table-cell table:formula="of:=SUBTOTAL(9;[.D107:.D108])" office:value-type="float" office:value="4525000" calcext:value-type="float">
                <text:p>4,525,000 </text:p>
              </table:table-cell>
              <table:table-cell table:style-name="ce14" table:formula="of:=SUBTOTAL(9;[.E107:.E108])" office:value-type="float" office:value="4525000" calcext:value-type="float">
                <text:p>4,525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2394000" calcext:value-type="float">
                  <text:p>2,394,000 </text:p>
                </table:table-cell>
                <table:table-cell table:style-name="ce14" office:value-type="float" office:value="2394000" calcext:value-type="float">
                  <text:p>2,394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2131000" calcext:value-type="float">
                  <text:p>2,131,000 </text:p>
                </table:table-cell>
                <table:table-cell table:style-name="ce14" office:value-type="float" office:value="2131000" calcext:value-type="float">
                  <text:p>2,131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And Agriculture Affairs (Agriculture Affairs)</text:p>
              </table:table-cell>
              <table:table-cell table:formula="of:=SUBTOTAL(9;[.D110:.D111])" office:value-type="float" office:value="4947000" calcext:value-type="float">
                <text:p>4,947,000 </text:p>
              </table:table-cell>
              <table:table-cell table:style-name="ce14" table:formula="of:=SUBTOTAL(9;[.E110:.E111])" office:value-type="float" office:value="4872000" calcext:value-type="float">
                <text:p>4,872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3779000" calcext:value-type="float">
                  <text:p>3,779,000 </text:p>
                </table:table-cell>
                <table:table-cell table:style-name="ce14" office:value-type="float" office:value="3707000" calcext:value-type="float">
                  <text:p>3,707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168000" calcext:value-type="float">
                  <text:p>1,168,000 </text:p>
                </table:table-cell>
                <table:table-cell table:style-name="ce14" office:value-type="float" office:value="1165000" calcext:value-type="float">
                  <text:p>1,165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54" calcext:value-type="float">
                <text:p>54</text:p>
              </table:table-cell>
              <table:table-cell office:value-type="string" calcext:value-type="string">
                <text:p>Ministry of State for Shura Council and Representatives Council Affairs</text:p>
              </table:table-cell>
              <table:table-cell table:formula="of:=SUBTOTAL(9;[.D113:.D114])" office:value-type="float" office:value="269000" calcext:value-type="float">
                <text:p>269,000 </text:p>
              </table:table-cell>
              <table:table-cell table:style-name="ce14" table:formula="of:=SUBTOTAL(9;[.E113:.E114])" office:value-type="float" office:value="266000" calcext:value-type="float">
                <text:p>266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77000" calcext:value-type="float">
                  <text:p>177,000 </text:p>
                </table:table-cell>
                <table:table-cell table:style-name="ce14" office:value-type="float" office:value="177000" calcext:value-type="float">
                  <text:p>177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92000" calcext:value-type="float">
                  <text:p>92,000 </text:p>
                </table:table-cell>
                <table:table-cell table:style-name="ce14" office:value-type="float" office:value="89000" calcext:value-type="float">
                  <text:p>89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57" calcext:value-type="float">
                <text:p>57</text:p>
              </table:table-cell>
              <table:table-cell office:value-type="string" calcext:value-type="string">
                <text:p>Ministry of State (4)</text:p>
              </table:table-cell>
              <table:table-cell table:formula="of:=SUBTOTAL(9;[.D116:.D117])" office:value-type="float" office:value="261000" calcext:value-type="float">
                <text:p>261,000 </text:p>
              </table:table-cell>
              <table:table-cell table:style-name="ce14" table:formula="of:=SUBTOTAL(9;[.E116:.E117])" office:value-type="float" office:value="258000" calcext:value-type="float">
                <text:p>258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48000" calcext:value-type="float">
                  <text:p>148,000 </text:p>
                </table:table-cell>
                <table:table-cell table:style-name="ce14" office:value-type="float" office:value="148000" calcext:value-type="float">
                  <text:p>148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13000" calcext:value-type="float">
                  <text:p>113,000 </text:p>
                </table:table-cell>
                <table:table-cell table:style-name="ce14" office:value-type="float" office:value="110000" calcext:value-type="float">
                  <text:p>110,000 </text:p>
                </table:table-cell>
                <table:table-cell table:number-columns-repeated="1019"/>
              </table:table-row>
            </table:table-row-group>
            <table:table-row table:style-name="ro1">
              <table:table-cell/>
              <table:table-cell table:style-name="ce5" office:value-type="float" office:value="58" calcext:value-type="float">
                <text:p>58</text:p>
              </table:table-cell>
              <table:table-cell office:value-type="string" calcext:value-type="string">
                <text:p>Ministry of State (5)</text:p>
              </table:table-cell>
              <table:table-cell table:formula="of:=SUBTOTAL(9;[.D119:.D120])" office:value-type="float" office:value="261000" calcext:value-type="float">
                <text:p>261,000 </text:p>
              </table:table-cell>
              <table:table-cell table:style-name="ce14" table:formula="of:=SUBTOTAL(9;[.E119:.E120])" office:value-type="float" office:value="258000" calcext:value-type="float">
                <text:p>258,000 </text:p>
              </table:table-cell>
              <table:table-cell table:number-columns-repeated="1019"/>
            </table:table-row>
            <table:table-row-group>
              <table:table-row table:style-name="ro1">
                <table:table-cell/>
                <table:table-cell table:style-name="ce5"/>
                <table:table-cell office:value-type="string" calcext:value-type="string">
                  <text:p>Chapter one</text:p>
                </table:table-cell>
                <table:table-cell office:value-type="float" office:value="148000" calcext:value-type="float">
                  <text:p>148,000 </text:p>
                </table:table-cell>
                <table:table-cell table:style-name="ce14" office:value-type="float" office:value="148000" calcext:value-type="float">
                  <text:p>148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/>
                <table:table-cell office:value-type="string" calcext:value-type="string">
                  <text:p>Other chapters</text:p>
                </table:table-cell>
                <table:table-cell office:value-type="float" office:value="113000" calcext:value-type="float">
                  <text:p>113,000 </text:p>
                </table:table-cell>
                <table:table-cell table:style-name="ce14" office:value-type="float" office:value="110000" calcext:value-type="float">
                  <text:p>110,000 </text:p>
                </table:table-cell>
                <table:table-cell table:number-columns-repeated="1019"/>
              </table:table-row>
            </table:table-row-group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Transfer Budget</text:p>
            </table:table-cell>
            <table:table-cell table:style-name="ce18" table:formula="of:=SUBTOTAL(9;[.D122:.D150])" office:value-type="float" office:value="160164000" calcext:value-type="float">
              <text:p>160,164,000 </text:p>
            </table:table-cell>
            <table:table-cell table:style-name="ce19" table:formula="of:=SUBTOTAL(9;[.E122:.E150])" office:value-type="float" office:value="147969000" calcext:value-type="float">
              <text:p>147,969,00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string" calcext:value-type="string">
                <text:p>60 20</text:p>
              </table:table-cell>
              <table:table-cell office:value-type="string" calcext:value-type="string">
                <text:p>Radio &amp; TV Corporation</text:p>
              </table:table-cell>
              <table:table-cell office:value-type="float" office:value="9787000" calcext:value-type="float">
                <text:p>9,787,000 </text:p>
              </table:table-cell>
              <table:table-cell table:style-name="ce14" office:value-type="float" office:value="9785000" calcext:value-type="float">
                <text:p>9,785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24</text:p>
              </table:table-cell>
              <table:table-cell office:value-type="string" calcext:value-type="string">
                <text:p>Bahrain Center for Research &amp; Study</text:p>
              </table:table-cell>
              <table:table-cell office:value-type="float" office:value="715000" calcext:value-type="float">
                <text:p>715,000 </text:p>
              </table:table-cell>
              <table:table-cell table:style-name="ce14" office:value-type="float" office:value="715000" calcext:value-type="float">
                <text:p>715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27</text:p>
              </table:table-cell>
              <table:table-cell office:value-type="string" calcext:value-type="string">
                <text:p>Sunni Awqaf</text:p>
              </table:table-cell>
              <table:table-cell office:value-type="float" office:value="463000" calcext:value-type="float">
                <text:p>463,000 </text:p>
              </table:table-cell>
              <table:table-cell table:style-name="ce14" office:value-type="float" office:value="463000" calcext:value-type="float">
                <text:p>463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28</text:p>
              </table:table-cell>
              <table:table-cell office:value-type="string" calcext:value-type="string">
                <text:p>Ja'afari Awqaf</text:p>
              </table:table-cell>
              <table:table-cell office:value-type="float" office:value="471000" calcext:value-type="float">
                <text:p>471,000 </text:p>
              </table:table-cell>
              <table:table-cell table:style-name="ce14" office:value-type="float" office:value="470000" calcext:value-type="float">
                <text:p>47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30</text:p>
              </table:table-cell>
              <table:table-cell office:value-type="string" calcext:value-type="string">
                <text:p>Bahrain University</text:p>
              </table:table-cell>
              <table:table-cell office:value-type="float" office:value="27981000" calcext:value-type="float">
                <text:p>27,981,000 </text:p>
              </table:table-cell>
              <table:table-cell table:style-name="ce14" office:value-type="float" office:value="24361000" calcext:value-type="float">
                <text:p>24,361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34</text:p>
              </table:table-cell>
              <table:table-cell office:value-type="string" calcext:value-type="string">
                <text:p>Subsidies</text:p>
              </table:table-cell>
              <table:table-cell office:value-type="float" office:value="4500000" calcext:value-type="float">
                <text:p>4,500,000 </text:p>
              </table:table-cell>
              <table:table-cell table:style-name="ce14" office:value-type="float" office:value="4500000" calcext:value-type="float">
                <text:p>4,5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35</text:p>
              </table:table-cell>
              <table:table-cell office:value-type="string" calcext:value-type="string">
                <text:p>Bait Al-Qura'an</text:p>
              </table:table-cell>
              <table:table-cell office:value-type="float" office:value="76000" calcext:value-type="float">
                <text:p>76,000 </text:p>
              </table:table-cell>
              <table:table-cell table:style-name="ce14" office:value-type="float" office:value="76000" calcext:value-type="float">
                <text:p>76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37</text:p>
              </table:table-cell>
              <table:table-cell office:value-type="string" calcext:value-type="string">
                <text:p>Shura Council</text:p>
              </table:table-cell>
              <table:table-cell office:value-type="float" office:value="3284000" calcext:value-type="float">
                <text:p>3,284,000 </text:p>
              </table:table-cell>
              <table:table-cell table:style-name="ce14" office:value-type="float" office:value="3141000" calcext:value-type="float">
                <text:p>3,141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75</text:p>
              </table:table-cell>
              <table:table-cell office:value-type="string" calcext:value-type="string">
                <text:p>Representatives Council</text:p>
              </table:table-cell>
              <table:table-cell office:value-type="float" office:value="3420000" calcext:value-type="float">
                <text:p>3,420,000 </text:p>
              </table:table-cell>
              <table:table-cell table:style-name="ce14" office:value-type="float" office:value="3184000" calcext:value-type="float">
                <text:p>3,184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39</text:p>
              </table:table-cell>
              <table:table-cell office:value-type="string" calcext:value-type="string">
                <text:p>Districts</text:p>
              </table:table-cell>
              <table:table-cell office:value-type="float" office:value="3352000" calcext:value-type="float">
                <text:p>3,352,000 </text:p>
              </table:table-cell>
              <table:table-cell table:style-name="ce14" office:value-type="float" office:value="3352000" calcext:value-type="float">
                <text:p>3,352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41</text:p>
              </table:table-cell>
              <table:table-cell office:value-type="string" calcext:value-type="string">
                <text:p>High Council for Islamic Affairs</text:p>
              </table:table-cell>
              <table:table-cell office:value-type="float" office:value="1600000" calcext:value-type="float">
                <text:p>1,600,000 </text:p>
              </table:table-cell>
              <table:table-cell table:style-name="ce14" office:value-type="float" office:value="1600000" calcext:value-type="float">
                <text:p>1,6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46</text:p>
              </table:table-cell>
              <table:table-cell office:value-type="string" calcext:value-type="string">
                <text:p>High Council for Vocational Training</text:p>
              </table:table-cell>
              <table:table-cell office:value-type="float" office:value="3500000" calcext:value-type="float">
                <text:p>3,500,000 </text:p>
              </table:table-cell>
              <table:table-cell table:style-name="ce14" office:value-type="float" office:value="3500000" calcext:value-type="float">
                <text:p>3,5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70</text:p>
              </table:table-cell>
              <table:table-cell office:value-type="string" calcext:value-type="string">
                <text:p>Economic Development Board</text:p>
              </table:table-cell>
              <table:table-cell office:value-type="float" office:value="2000000" calcext:value-type="float">
                <text:p>2,000,000 </text:p>
              </table:table-cell>
              <table:table-cell table:style-name="ce14" office:value-type="float" office:value="2000000" calcext:value-type="float">
                <text:p>2,00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71</text:p>
              </table:table-cell>
              <table:table-cell office:value-type="string" calcext:value-type="string">
                <text:p>Bahrain International Exhibition Centre</text:p>
              </table:table-cell>
              <table:table-cell office:value-type="float" office:value="344000" calcext:value-type="float">
                <text:p>344,000 </text:p>
              </table:table-cell>
              <table:table-cell table:style-name="ce14" office:value-type="float" office:value="344000" calcext:value-type="float">
                <text:p>344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73</text:p>
              </table:table-cell>
              <table:table-cell office:value-type="string" calcext:value-type="string">
                <text:p>Orphans' Sponsorship Committee</text:p>
              </table:table-cell>
              <table:table-cell office:value-type="float" office:value="1880000" calcext:value-type="float">
                <text:p>1,880,000 </text:p>
              </table:table-cell>
              <table:table-cell table:style-name="ce14" office:value-type="float" office:value="1880000" calcext:value-type="float">
                <text:p>1,880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14</text:p>
              </table:table-cell>
              <table:table-cell office:value-type="string" calcext:value-type="string">
                <text:p>Municipality Councils</text:p>
              </table:table-cell>
              <table:table-cell office:value-type="float" office:value="612000" calcext:value-type="float">
                <text:p>612,000 </text:p>
              </table:table-cell>
              <table:table-cell table:style-name="ce14" office:value-type="float" office:value="612000" calcext:value-type="float">
                <text:p>612,000 </text:p>
              </table:table-cell>
              <table:table-cell table:number-columns-repeated="1019"/>
            </table:table-row>
            <table:table-row table:style-name="ro1">
              <table:table-cell table:style-name="ce2"/>
              <table:table-cell table:style-name="ce20"/>
              <table:table-cell table:style-name="ce2" office:value-type="string" calcext:value-type="string">
                <text:p>Accounts Under Ministry of Finance &amp; National Economy Control</text:p>
              </table:table-cell>
              <table:table-cell table:style-name="ce18" table:formula="of:=SUBTOTAL(9;[.D139:.D150])" office:value-type="float" office:value="96179000" calcext:value-type="float">
                <text:p>96,179,000 </text:p>
              </table:table-cell>
              <table:table-cell table:style-name="ce19" table:formula="of:=SUBTOTAL(9;[.E139:.E150])" office:value-type="float" office:value="87986000" calcext:value-type="float">
                <text:p>87,986,000 </text:p>
              </table:table-cell>
              <table:table-cell/>
              <table:table-cell table:style-name="ce2" table:number-columns-repeated="1017"/>
              <table:table-cell/>
            </table:table-row>
            <table:table-row-group>
              <table:table-row table:style-name="ro1">
                <table:table-cell/>
                <table:table-cell table:style-name="ce5" office:value-type="string" calcext:value-type="string">
                  <text:p>60 51</text:p>
                </table:table-cell>
                <table:table-cell office:value-type="string" calcext:value-type="string">
                  <text:p>Debt Servicing</text:p>
                </table:table-cell>
                <table:table-cell office:value-type="float" office:value="75800000" calcext:value-type="float">
                  <text:p>75,800,000 </text:p>
                </table:table-cell>
                <table:table-cell table:style-name="ce14" office:value-type="float" office:value="65000000" calcext:value-type="float">
                  <text:p>65,00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2</text:p>
                </table:table-cell>
                <table:table-cell office:value-type="string" calcext:value-type="string">
                  <text:p>Contribution to GCC</text:p>
                </table:table-cell>
                <table:table-cell office:value-type="float" office:value="1520000" calcext:value-type="float">
                  <text:p>1,520,000 </text:p>
                </table:table-cell>
                <table:table-cell table:style-name="ce14" office:value-type="float" office:value="1520000" calcext:value-type="float">
                  <text:p>1,52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3</text:p>
                </table:table-cell>
                <table:table-cell office:value-type="string" calcext:value-type="string">
                  <text:p>Government Grants</text:p>
                </table:table-cell>
                <table:table-cell office:value-type="float" office:value="1500000" calcext:value-type="float">
                  <text:p>1,500,000 </text:p>
                </table:table-cell>
                <table:table-cell table:style-name="ce14" office:value-type="float" office:value="1500000" calcext:value-type="float">
                  <text:p>1,50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4</text:p>
                </table:table-cell>
                <table:table-cell office:value-type="string" calcext:value-type="string">
                  <text:p>Government Share in Pension Fund</text:p>
                </table:table-cell>
                <table:table-cell office:value-type="float" office:value="300000" calcext:value-type="float">
                  <text:p>300,000 </text:p>
                </table:table-cell>
                <table:table-cell table:style-name="ce14" office:value-type="float" office:value="300000" calcext:value-type="float">
                  <text:p>30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5</text:p>
                </table:table-cell>
                <table:table-cell office:value-type="string" calcext:value-type="string">
                  <text:p>Contribution to United Nations Organizations</text:p>
                </table:table-cell>
                <table:table-cell office:value-type="float" office:value="575000" calcext:value-type="float">
                  <text:p>575,000 </text:p>
                </table:table-cell>
                <table:table-cell table:style-name="ce14" office:value-type="float" office:value="654000" calcext:value-type="float">
                  <text:p>654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6</text:p>
                </table:table-cell>
                <table:table-cell office:value-type="string" calcext:value-type="string">
                  <text:p>Miscellaneous Commitments</text:p>
                </table:table-cell>
                <table:table-cell office:value-type="float" office:value="1200000" calcext:value-type="float">
                  <text:p>1,200,000 </text:p>
                </table:table-cell>
                <table:table-cell table:style-name="ce14" office:value-type="float" office:value="1200000" calcext:value-type="float">
                  <text:p>1,20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7</text:p>
                </table:table-cell>
                <table:table-cell office:value-type="string" calcext:value-type="string">
                  <text:p>Provision for Social Allowance for Pensioners</text:p>
                </table:table-cell>
                <table:table-cell office:value-type="float" office:value="4000000" calcext:value-type="float">
                  <text:p>4,000,000 </text:p>
                </table:table-cell>
                <table:table-cell table:style-name="ce14" office:value-type="float" office:value="4000000" calcext:value-type="float">
                  <text:p>4,00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8</text:p>
                </table:table-cell>
                <table:table-cell office:value-type="string" calcext:value-type="string">
                  <text:p>Performance Programme Budgeting System</text:p>
                </table:table-cell>
                <table:table-cell office:value-type="float" office:value="600000" calcext:value-type="float">
                  <text:p>600,000 </text:p>
                </table:table-cell>
                <table:table-cell table:style-name="ce14" office:value-type="float" office:value="600000" calcext:value-type="float">
                  <text:p>60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59</text:p>
                </table:table-cell>
                <table:table-cell office:value-type="string" calcext:value-type="string">
                  <text:p>Other Estimations for Line Ministries and Government Agencies</text:p>
                </table:table-cell>
                <table:table-cell office:value-type="float" office:value="3089000" calcext:value-type="float">
                  <text:p>3,089,000 </text:p>
                </table:table-cell>
                <table:table-cell table:style-name="ce14" office:value-type="float" office:value="5679000" calcext:value-type="float">
                  <text:p>5,679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60</text:p>
                </table:table-cell>
                <table:table-cell office:value-type="string" calcext:value-type="string">
                  <text:p>Risk Financing</text:p>
                </table:table-cell>
                <table:table-cell office:value-type="float" office:value="1845000" calcext:value-type="float">
                  <text:p>1,845,000 </text:p>
                </table:table-cell>
                <table:table-cell table:style-name="ce14" office:value-type="float" office:value="1783000" calcext:value-type="float">
                  <text:p>1,783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61</text:p>
                </table:table-cell>
                <table:table-cell table:style-name="ce21" office:value-type="string" calcext:value-type="string">
                  <text:p>UNDP-Bahrain Country Co-Operation Framework (CCF)</text:p>
                </table:table-cell>
                <table:table-cell office:value-type="float" office:value="750000" calcext:value-type="float">
                  <text:p>750,000 </text:p>
                </table:table-cell>
                <table:table-cell table:style-name="ce14" office:value-type="float" office:value="750000" calcext:value-type="float">
                  <text:p>750,000 </text:p>
                </table:table-cell>
                <table:table-cell table:number-columns-repeated="1019"/>
              </table:table-row>
              <table:table-row table:style-name="ro1">
                <table:table-cell/>
                <table:table-cell table:style-name="ce5" office:value-type="string" calcext:value-type="string">
                  <text:p>60 62</text:p>
                </table:table-cell>
                <table:table-cell office:value-type="string" calcext:value-type="string">
                  <text:p>Programme for Early Retirement Scheme</text:p>
                </table:table-cell>
                <table:table-cell office:value-type="float" office:value="5000000" calcext:value-type="float">
                  <text:p>5,000,000 </text:p>
                </table:table-cell>
                <table:table-cell table:style-name="ce14" office:value-type="float" office:value="5000000" calcext:value-type="float">
                  <text:p>5,000,000 </text:p>
                </table:table-cell>
                <table:table-cell table:number-columns-repeated="1019"/>
              </table:table-row>
            </table:table-row-group>
          </table:table-row-group>
        </table:table-row-group>
        <table:table-row table:style-name="ro1">
          <table:table-cell table:style-name="ce2"/>
          <table:table-cell table:style-name="ce6"/>
          <table:table-cell table:style-name="ce12" office:value-type="string" calcext:value-type="string">
            <text:p>Total</text:p>
          </table:table-cell>
          <table:table-cell table:style-name="ce12" table:formula="of:=SUBTOTAL(9;[.D8:.D150])" office:value-type="float" office:value="858659000" calcext:value-type="float">
            <text:p>858,659,000 </text:p>
          </table:table-cell>
          <table:table-cell table:style-name="ce15" table:formula="of:=SUBTOTAL(9;[.E8:.E150])" office:value-type="float" office:value="828993000" calcext:value-type="float">
            <text:p>828,993,000 </text:p>
          </table:table-cell>
          <table:table-cell/>
          <table:table-cell table:style-name="ce2" table:number-columns-repeated="1017"/>
          <table:table-cell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 Expenditure" table:style-name="ta4">
        <table:table-column table:style-name="co5" table:default-cell-style-name="ce1"/>
        <table:table-column table:style-name="co5" table:default-cell-style-name="ce3"/>
        <table:table-column table:style-name="co8" table:default-cell-style-name="ce1"/>
        <table:table-column table:style-name="co5" table:number-columns-repeated="2" table:default-cell-style-name="ce11"/>
        <table:table-column table:style-name="co5" table:number-columns-repeated="1019" table:default-cell-style-name="ce1"/>
        <table:table-row table:style-name="ro1">
          <table:table-cell table:number-columns-repeated="2"/>
          <table:table-cell table:style-name="ce8" office:value-type="string" calcext:value-type="string">
            <text:p>Table 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Project Expenditure By Ministries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for the Fiscal Years 2003 and 200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housand B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Ministry 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float" office:value="2004" calcext:value-type="float">
            <text:p>2004</text:p>
          </table:table-cell>
          <table:table-cell table:style-name="ce13" office:value-type="float" office:value="2003" calcext:value-type="float">
            <text:p>2003</text:p>
          </table:table-cell>
          <table:table-cell table:number-columns-repeated="1019"/>
        </table:table-row>
        <table:table-row-group>
          <table:table-row table:style-name="ro1">
            <table:table-cell table:style-name="ce2"/>
            <table:table-cell table:style-name="ce17"/>
            <table:table-cell table:style-name="ce2" office:value-type="string" calcext:value-type="string">
              <text:p>Public Administration Sector</text:p>
            </table:table-cell>
            <table:table-cell table:style-name="ce18" table:formula="of:=SUBTOTAL(9;[.D9:.D17])" office:value-type="float" office:value="16337" calcext:value-type="float">
              <text:p>16,337 </text:p>
            </table:table-cell>
            <table:table-cell table:style-name="ce19" table:formula="of:=SUBTOTAL(9;[.E9:.E17])" office:value-type="float" office:value="16379" calcext:value-type="float">
              <text:p>16,379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12" calcext:value-type="float">
                <text:p>12</text:p>
              </table:table-cell>
              <table:table-cell office:value-type="string" calcext:value-type="string">
                <text:p>Ministry of Defence</text:p>
              </table:table-cell>
              <table:table-cell office:value-type="float" office:value="8800" calcext:value-type="float">
                <text:p>8,800 </text:p>
              </table:table-cell>
              <table:table-cell table:style-name="ce14" office:value-type="float" office:value="6590" calcext:value-type="float">
                <text:p>6,59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50" calcext:value-type="float">
                <text:p>50</text:p>
              </table:table-cell>
              <table:table-cell office:value-type="string" calcext:value-type="string">
                <text:p>National Guard</text:p>
              </table:table-cell>
              <table:table-cell office:value-type="float" office:value="1313" calcext:value-type="float">
                <text:p>1,313 </text:p>
              </table:table-cell>
              <table:table-cell table:style-name="ce14" office:value-type="float" office:value="2000" calcext:value-type="float">
                <text:p>2,0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13" calcext:value-type="float">
                <text:p>13</text:p>
              </table:table-cell>
              <table:table-cell office:value-type="string" calcext:value-type="string">
                <text:p>Ministry of Interior</text:p>
              </table:table-cell>
              <table:table-cell office:value-type="float" office:value="4030" calcext:value-type="float">
                <text:p>4,030 </text:p>
              </table:table-cell>
              <table:table-cell table:style-name="ce14" office:value-type="float" office:value="3690" calcext:value-type="float">
                <text:p>3,69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72" calcext:value-type="float">
                <text:p>72</text:p>
              </table:table-cell>
              <table:table-cell office:value-type="string" calcext:value-type="string">
                <text:p>Civil Services Bureau</text:p>
              </table:table-cell>
              <table:table-cell office:value-type="float" office:value="200" calcext:value-type="float">
                <text:p>200 </text:p>
              </table:table-cell>
              <table:table-cell table:style-name="ce14" office:value-type="float" office:value="230" calcext:value-type="float">
                <text:p>23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73" calcext:value-type="float">
                <text:p>73</text:p>
              </table:table-cell>
              <table:table-cell office:value-type="string" calcext:value-type="string">
                <text:p>Central Informatics Organization</text:p>
              </table:table-cell>
              <table:table-cell office:value-type="float" office:value="1635" calcext:value-type="float">
                <text:p>1,635 </text:p>
              </table:table-cell>
              <table:table-cell table:style-name="ce14" office:value-type="float" office:value="2919" calcext:value-type="float">
                <text:p>2,919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16" calcext:value-type="float">
                <text:p>16</text:p>
              </table:table-cell>
              <table:table-cell office:value-type="string" calcext:value-type="string">
                <text:p>Ministry of Foreign Affairs</text:p>
              </table:table-cell>
              <table:table-cell office:value-type="float" office:value="17" calcext:value-type="float">
                <text:p>17 </text:p>
              </table:table-cell>
              <table:table-cell table:style-name="ce14" office:value-type="float" office:value="425" calcext:value-type="float">
                <text:p>425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18" calcext:value-type="float">
                <text:p>18</text:p>
              </table:table-cell>
              <table:table-cell office:value-type="string" calcext:value-type="string">
                <text:p>Ministry of Justice</text:p>
              </table:table-cell>
              <table:table-cell office:value-type="float" office:value="0" calcext:value-type="float">
                <text:p>0 </text:p>
              </table:table-cell>
              <table:table-cell table:style-name="ce14" office:value-type="float" office:value="125" calcext:value-type="float">
                <text:p>125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77" calcext:value-type="float">
                <text:p>77</text:p>
              </table:table-cell>
              <table:table-cell office:value-type="string" calcext:value-type="string">
                <text:p>Ministry of Islamic Affairs</text:p>
              </table:table-cell>
              <table:table-cell office:value-type="float" office:value="200" calcext:value-type="float">
                <text:p>200 </text:p>
              </table:table-cell>
              <table:table-cell table:style-name="ce14" office:value-type="float" office:value="200" calcext:value-type="float">
                <text:p>20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78" calcext:value-type="float">
                <text:p>78</text:p>
              </table:table-cell>
              <table:table-cell office:value-type="string" calcext:value-type="string">
                <text:p>Survey &amp; Land Registration Bureau</text:p>
              </table:table-cell>
              <table:table-cell office:value-type="float" office:value="142" calcext:value-type="float">
                <text:p>142 </text:p>
              </table:table-cell>
              <table:table-cell table:style-name="ce14" office:value-type="float" office:value="200" calcext:value-type="float">
                <text:p>200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Social Services Sector</text:p>
            </table:table-cell>
            <table:table-cell table:style-name="ce18" table:formula="of:=SUBTOTAL(9;[.D19:.D23])" office:value-type="float" office:value="24452" calcext:value-type="float">
              <text:p>24,452 </text:p>
            </table:table-cell>
            <table:table-cell table:style-name="ce19" table:formula="of:=SUBTOTAL(9;[.E19:.E23])" office:value-type="float" office:value="18911" calcext:value-type="float">
              <text:p>18,911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20" calcext:value-type="float">
                <text:p>20</text:p>
              </table:table-cell>
              <table:table-cell office:value-type="string" calcext:value-type="string">
                <text:p>Ministry of Infromation</text:p>
              </table:table-cell>
              <table:table-cell office:value-type="float" office:value="2669" calcext:value-type="float">
                <text:p>2,669 </text:p>
              </table:table-cell>
              <table:table-cell table:style-name="ce14" office:value-type="float" office:value="3557" calcext:value-type="float">
                <text:p>3,557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21" calcext:value-type="float">
                <text:p>21</text:p>
              </table:table-cell>
              <table:table-cell office:value-type="string" calcext:value-type="string">
                <text:p>Ministry of Education</text:p>
              </table:table-cell>
              <table:table-cell office:value-type="float" office:value="5321" calcext:value-type="float">
                <text:p>5,321 </text:p>
              </table:table-cell>
              <table:table-cell table:style-name="ce14" office:value-type="float" office:value="6810" calcext:value-type="float">
                <text:p>6,81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22" calcext:value-type="float">
                <text:p>22</text:p>
              </table:table-cell>
              <table:table-cell office:value-type="string" calcext:value-type="string">
                <text:p>Ministry of Health</text:p>
              </table:table-cell>
              <table:table-cell office:value-type="float" office:value="11055" calcext:value-type="float">
                <text:p>11,055 </text:p>
              </table:table-cell>
              <table:table-cell table:style-name="ce14" office:value-type="float" office:value="5258" calcext:value-type="float">
                <text:p>5,258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24" calcext:value-type="float">
                <text:p>24</text:p>
              </table:table-cell>
              <table:table-cell office:value-type="string" calcext:value-type="string">
                <text:p>Ministry of Labour &amp; Social Affairs</text:p>
              </table:table-cell>
              <table:table-cell office:value-type="float" office:value="627" calcext:value-type="float">
                <text:p>627 </text:p>
              </table:table-cell>
              <table:table-cell table:style-name="ce14" office:value-type="float" office:value="601" calcext:value-type="float">
                <text:p>601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26" calcext:value-type="float">
                <text:p>26</text:p>
              </table:table-cell>
              <table:table-cell office:value-type="string" calcext:value-type="string">
                <text:p>General Organization for Youth &amp; Sports</text:p>
              </table:table-cell>
              <table:table-cell office:value-type="float" office:value="4780" calcext:value-type="float">
                <text:p>4,780 </text:p>
              </table:table-cell>
              <table:table-cell table:style-name="ce14" office:value-type="float" office:value="2685" calcext:value-type="float">
                <text:p>2,685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Economic Services Sector</text:p>
            </table:table-cell>
            <table:table-cell table:style-name="ce18" table:formula="of:=SUBTOTAL(9;[.D25:.D27])" office:value-type="float" office:value="22893" calcext:value-type="float">
              <text:p>22,893 </text:p>
            </table:table-cell>
            <table:table-cell table:style-name="ce19" table:formula="of:=SUBTOTAL(9;[.E25:.E27])" office:value-type="float" office:value="20140" calcext:value-type="float">
              <text:p>20,140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34" calcext:value-type="float">
                <text:p>34</text:p>
              </table:table-cell>
              <table:table-cell office:value-type="string" calcext:value-type="string">
                <text:p>Ministry of Commerce</text:p>
              </table:table-cell>
              <table:table-cell office:value-type="float" office:value="742" calcext:value-type="float">
                <text:p>742 </text:p>
              </table:table-cell>
              <table:table-cell table:style-name="ce14" office:value-type="float" office:value="1377" calcext:value-type="float">
                <text:p>1,377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56" calcext:value-type="float">
                <text:p>56</text:p>
              </table:table-cell>
              <table:table-cell office:value-type="string" calcext:value-type="string">
                <text:p>Ministry of Industry</text:p>
              </table:table-cell>
              <table:table-cell office:value-type="float" office:value="230" calcext:value-type="float">
                <text:p>230 </text:p>
              </table:table-cell>
              <table:table-cell table:style-name="ce14" office:value-type="float" office:value="277" calcext:value-type="float">
                <text:p>277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81" calcext:value-type="float">
                <text:p>81</text:p>
              </table:table-cell>
              <table:table-cell office:value-type="string" calcext:value-type="string">
                <text:p>Ministry of Finance &amp; National Economy</text:p>
              </table:table-cell>
              <table:table-cell office:value-type="float" office:value="21921" calcext:value-type="float">
                <text:p>21,921 </text:p>
              </table:table-cell>
              <table:table-cell table:style-name="ce14" office:value-type="float" office:value="18486" calcext:value-type="float">
                <text:p>18,486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Infrastructure Sector</text:p>
            </table:table-cell>
            <table:table-cell table:style-name="ce18" table:formula="of:=SUBTOTAL(9;[.D29:.D33])" office:value-type="float" office:value="257479" calcext:value-type="float">
              <text:p>257,479 </text:p>
            </table:table-cell>
            <table:table-cell table:style-name="ce19" table:formula="of:=SUBTOTAL(9;[.E29:.E33])" office:value-type="float" office:value="260914" calcext:value-type="float">
              <text:p>260,914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46" calcext:value-type="float">
                <text:p>46</text:p>
              </table:table-cell>
              <table:table-cell office:value-type="string" calcext:value-type="string">
                <text:p>Ministry of Works &amp; Housing</text:p>
              </table:table-cell>
              <table:table-cell office:value-type="float" office:value="109529" calcext:value-type="float">
                <text:p>109,529 </text:p>
              </table:table-cell>
              <table:table-cell table:style-name="ce14" office:value-type="float" office:value="104784" calcext:value-type="float">
                <text:p>104,784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47" calcext:value-type="float">
                <text:p>47</text:p>
              </table:table-cell>
              <table:table-cell office:value-type="string" calcext:value-type="string">
                <text:p>Ministry of Electricity &amp; Water</text:p>
              </table:table-cell>
              <table:table-cell office:value-type="float" office:value="70033" calcext:value-type="float">
                <text:p>70,033 </text:p>
              </table:table-cell>
              <table:table-cell table:style-name="ce14" office:value-type="float" office:value="101908" calcext:value-type="float">
                <text:p>101,908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48" calcext:value-type="float">
                <text:p>48</text:p>
              </table:table-cell>
              <table:table-cell office:value-type="string" calcext:value-type="string">
                <text:p>Ministry of Transportation</text:p>
              </table:table-cell>
              <table:table-cell office:value-type="float" office:value="7" calcext:value-type="float">
                <text:p>7 </text:p>
              </table:table-cell>
              <table:table-cell table:style-name="ce14" office:value-type="float" office:value="630" calcext:value-type="float">
                <text:p>63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52" calcext:value-type="float">
                <text:p>52</text:p>
              </table:table-cell>
              <table:table-cell office:value-type="string" calcext:value-type="string">
                <text:p>Civil Aviation Affairs</text:p>
              </table:table-cell>
              <table:table-cell office:value-type="float" office:value="17276" calcext:value-type="float">
                <text:p>17,276 </text:p>
              </table:table-cell>
              <table:table-cell table:style-name="ce14" office:value-type="float" office:value="7162" calcext:value-type="float">
                <text:p>7,162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83" calcext:value-type="float">
                <text:p>83</text:p>
              </table:table-cell>
              <table:table-cell office:value-type="string" calcext:value-type="string">
                <text:p>Customs &amp; Ports Affairs</text:p>
              </table:table-cell>
              <table:table-cell office:value-type="float" office:value="60634" calcext:value-type="float">
                <text:p>60,634 </text:p>
              </table:table-cell>
              <table:table-cell table:style-name="ce14" office:value-type="float" office:value="46430" calcext:value-type="float">
                <text:p>46,430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Miscellaneous Budget</text:p>
            </table:table-cell>
            <table:table-cell table:style-name="ce18" table:formula="of:=SUBTOTAL(9;[.D35:.D37])" office:value-type="float" office:value="1744" calcext:value-type="float">
              <text:p>1,744 </text:p>
            </table:table-cell>
            <table:table-cell table:style-name="ce19" table:formula="of:=SUBTOTAL(9;[.E35:.E37])" office:value-type="float" office:value="2183" calcext:value-type="float">
              <text:p>2,183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float" office:value="23" calcext:value-type="float">
                <text:p>23</text:p>
              </table:table-cell>
              <table:table-cell office:value-type="string" calcext:value-type="string">
                <text:p>Ministry of Municipalities Affairs &amp; Agriculture Affairs (Agriculture Affairs)</text:p>
              </table:table-cell>
              <table:table-cell office:value-type="float" office:value="354" calcext:value-type="float">
                <text:p>354 </text:p>
              </table:table-cell>
              <table:table-cell table:style-name="ce14" office:value-type="float" office:value="634" calcext:value-type="float">
                <text:p>634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28" calcext:value-type="float">
                <text:p>28</text:p>
              </table:table-cell>
              <table:table-cell office:value-type="string" calcext:value-type="string">
                <text:p>Equestrian &amp; Horse Racing Club</text:p>
              </table:table-cell>
              <table:table-cell office:value-type="float" office:value="0" calcext:value-type="float">
                <text:p>0 </text:p>
              </table:table-cell>
              <table:table-cell table:style-name="ce14" office:value-type="float" office:value="10" calcext:value-type="float">
                <text:p>1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float" office:value="41" calcext:value-type="float">
                <text:p>41</text:p>
              </table:table-cell>
              <table:table-cell office:value-type="string" calcext:value-type="string">
                <text:p>Public Commission For The Protection Of Marine Resources Enviroment And Wildlife</text:p>
              </table:table-cell>
              <table:table-cell office:value-type="float" office:value="1390" calcext:value-type="float">
                <text:p>1,390 </text:p>
              </table:table-cell>
              <table:table-cell table:style-name="ce14" office:value-type="float" office:value="1539" calcext:value-type="float">
                <text:p>1,539 </text:p>
              </table:table-cell>
              <table:table-cell table:number-columns-repeated="1019"/>
            </table:table-row>
          </table:table-row-group>
          <table:table-row table:style-name="ro1">
            <table:table-cell table:style-name="ce2"/>
            <table:table-cell table:style-name="ce20"/>
            <table:table-cell table:style-name="ce2" office:value-type="string" calcext:value-type="string">
              <text:p>Transfer Budget</text:p>
            </table:table-cell>
            <table:table-cell table:style-name="ce18" table:formula="of:=SUBTOTAL(9;[.D39:.D41])" office:value-type="float" office:value="7095" calcext:value-type="float">
              <text:p>7,095 </text:p>
            </table:table-cell>
            <table:table-cell table:style-name="ce19" table:formula="of:=SUBTOTAL(9;[.E39:.E41])" office:value-type="float" office:value="11473" calcext:value-type="float">
              <text:p>11,473 </text:p>
            </table:table-cell>
            <table:table-cell/>
            <table:table-cell table:style-name="ce2" table:number-columns-repeated="1017"/>
            <table:table-cell/>
          </table:table-row>
          <table:table-row-group>
            <table:table-row table:style-name="ro1">
              <table:table-cell/>
              <table:table-cell table:style-name="ce5" office:value-type="string" calcext:value-type="string">
                <text:p>60 20</text:p>
              </table:table-cell>
              <table:table-cell office:value-type="string" calcext:value-type="string">
                <text:p>Radio &amp; TV Corporation</text:p>
              </table:table-cell>
              <table:table-cell office:value-type="float" office:value="2797" calcext:value-type="float">
                <text:p>2,797 </text:p>
              </table:table-cell>
              <table:table-cell table:style-name="ce14" office:value-type="float" office:value="3490" calcext:value-type="float">
                <text:p>3,490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30</text:p>
              </table:table-cell>
              <table:table-cell office:value-type="string" calcext:value-type="string">
                <text:p>Bahrain University</text:p>
              </table:table-cell>
              <table:table-cell office:value-type="float" office:value="3949" calcext:value-type="float">
                <text:p>3,949 </text:p>
              </table:table-cell>
              <table:table-cell table:style-name="ce14" office:value-type="float" office:value="4411" calcext:value-type="float">
                <text:p>4,411 </text:p>
              </table:table-cell>
              <table:table-cell table:number-columns-repeated="1019"/>
            </table:table-row>
            <table:table-row table:style-name="ro1">
              <table:table-cell/>
              <table:table-cell table:style-name="ce5" office:value-type="string" calcext:value-type="string">
                <text:p>60 81</text:p>
              </table:table-cell>
              <table:table-cell office:value-type="string" calcext:value-type="string">
                <text:p>Arab Summit</text:p>
              </table:table-cell>
              <table:table-cell office:value-type="float" office:value="349" calcext:value-type="float">
                <text:p>349 </text:p>
              </table:table-cell>
              <table:table-cell table:style-name="ce14" office:value-type="float" office:value="3572" calcext:value-type="float">
                <text:p>3,572 </text:p>
              </table:table-cell>
              <table:table-cell table:number-columns-repeated="1019"/>
            </table:table-row>
          </table:table-row-group>
        </table:table-row-group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Total</text:p>
          </table:table-cell>
          <table:table-cell table:style-name="ce12" table:formula="of:=SUBTOTAL(9;[.D8:.D41])" office:value-type="float" office:value="330000" calcext:value-type="float">
            <text:p>330,000 </text:p>
          </table:table-cell>
          <table:table-cell table:style-name="ce15" table:formula="of:=SUBTOTAL(9;[.E8:.E41])" office:value-type="float" office:value="330000" calcext:value-type="float">
            <text:p>330,000 </text:p>
          </table:table-cell>
          <table:table-cell table:style-name="ce2"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enue" style:display-name="PageStyle_Revenu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current_20_Expenditure" style:display-name="PageStyle_Recurren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ject_20_Expenditure" style:display-name="PageStyle_Projec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l_20_Rev_20__26__20_Exp" style:display-name="PageStyle_Total Rev &amp; 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09T16:35:31</dc:date>
    <meta:editing-cycles>13</meta:editing-cycles>
    <meta:editing-duration>PT6H28M</meta:editing-duration>
    <meta:generator>LibreOffice/5.2.2.2$Linux_X86_64 LibreOffice_project/20m0$Build-2</meta:generator>
    <meta:document-statistic meta:table-count="4" meta:cell-count="814" meta:object-count="0"/>
  </office:meta>
</office:document-meta>
</file>